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style:font-name="Arial" fo:font-size="14pt" fo:language="ru" fo:country="RU" officeooo:rsid="0014318e" officeooo:paragraph-rsid="0014318e" style:font-size-asian="12.25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Инструкция по использованию программы пользователем:</text:p>
      <text:p text:style-name="P1">В ходе работы программы представлен макет, сделанный по шаблону технического задания и кнопки взаимодействия.</text:p>
      <text:p text:style-name="P1">С помощью кнопок «действия» можно добавить новый объект и удалить уже имеющийся. На кнопке «Тест Управления» можно выбрать 4 варианта действия транспортом: Ехать прямо до перекрестка, <text:s/>Поворачивать налево и направо, где это возможно и двигаться к следующему перекрестку, а так же разворот на перекрестке, где возможно для движения к следующему.</text:p>
      <text:p text:style-name="P1">Также в работе программе предусмотрены кнопки «таблицы», «старт обучения» и «остановка обучения». Кнопка «таблицы предназначена для вывода базы данных в виде таблиц, указанных в техническом задании. Кнопки «Старт обучения» и «Остановка обучения» предназначены для старта и окончания обучения искусственного интеллекта. </text:p>
      <text:p text:style-name="P1">Так же представлен «регулятор скорости» для изменения скорости визуализации обучения. На презентации представлены макет и результат исполнения рабочей программы, а также база данных и её модель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5-26T15:41:46.443000000</dc:date>
    <meta:editing-duration>PT10M52S</meta:editing-duration>
    <meta:editing-cycles>1</meta:editing-cycles>
    <meta:document-statistic meta:table-count="0" meta:image-count="0" meta:object-count="0" meta:page-count="1" meta:paragraph-count="5" meta:word-count="135" meta:character-count="1018" meta:non-whitespace-character-count="886"/>
    <meta:generator>LibreOffice/7.1.3.2$Windows_X86_64 LibreOffice_project/47f78053abe362b9384784d31a6e56f8511eb1c1</meta:generator>
  </office:meta>
</office:document-meta>
</file>